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3854in"/>
    </style:style>
    <style:style style:name="co5" style:family="table-column">
      <style:table-column-properties fo:break-before="auto" style:column-width="3.448in"/>
    </style:style>
    <style:style style:name="co6" style:family="table-column">
      <style:table-column-properties fo:break-before="auto" style:column-width="2.1937in"/>
    </style:style>
    <style:style style:name="co7" style:family="table-column">
      <style:table-column-properties fo:break-before="auto" style:column-width="1.95in"/>
    </style:style>
    <style:style style:name="co8" style:family="table-column">
      <style:table-column-properties fo:break-before="auto" style:column-width="2.0217in"/>
    </style:style>
    <style:style style:name="co9" style:family="table-column">
      <style:table-column-properties fo:break-before="auto" style:column-width="2.1362in"/>
    </style:style>
    <style:style style:name="co10" style:family="table-column">
      <style:table-column-properties fo:break-before="auto" style:column-width="1.27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CM_5f_and_5f_CCM_5f_Loss_5f_Analysi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3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66cc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2f5597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ff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3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38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ff" style:text-line-through-style="none" style:text-line-through-type="none" style:font-name="Calibri" fo:font-size="14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 style:data-style-name="N1000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b050" style:text-line-through-style="none" style:text-line-through-type="none" style:font-name="Calibri" fo:font-size="18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3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b05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Calibri" fo:font-size="11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alibri" fo:font-size="11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CM_and_CCM_Loss_Analysis" table:style-name="ta1">
        <office:forms form:automatic-focus="false" form:apply-design-mode="false"/>
        <table:shapes>
          <draw:frame draw:z-index="0" draw:style-name="gr1" svg:width="8.1118in" svg:height="5.1886in" svg:x="18.3728in" svg:y="6.3984in">
            <draw:object draw:notify-on-update-of-ranges="DCM_and_CCM_Loss_Analysis.G50:DCM_and_CCM_Loss_Analysis.G61 DCM_and_CCM_Loss_Analysis.H50:DCM_and_CCM_Loss_Analysis.H61"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" table:number-columns-repeated="1012" table:default-cell-style-name="ce1"/>
        <table:table-column table:style-name="co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>
            <text:p>Boost Converter Calculator</text:p>
          </table:table-cell>
          <table:table-cell table:number-columns-repeated="4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Estimated: Same Core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7"/>
          <table:table-cell table:style-name="ce5" office:value-type="string" calcext:value-type="string">
            <text:p>DCM Boost Losses</text:p>
          </table:table-cell>
          <table:table-cell table:style-name="ce5" office:value-type="string" calcext:value-type="string">
            <text:p>DCM design ETD34</text:p>
          </table:table-cell>
          <table:table-cell table:style-name="ce26" office:value-type="string" calcext:value-type="string">
            <text:p>Flyback Calculations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Vout</text:p>
          </table:table-cell>
          <table:table-cell table:formula="of:=[.F8]" office:value-type="string" office:string-value="Vout" calcext:value-type="string">
            <text:p>Vout</text:p>
          </table:table-cell>
          <table:table-cell table:number-columns-repeated="3" office:value-type="float" office:value="167" calcext:value-type="float">
            <text:p>167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Vin</text:p>
          </table:table-cell>
          <table:table-cell table:formula="of:=[.F9]" office:value-type="string" office:string-value="Vin" calcext:value-type="string">
            <text:p>Vin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Flyback Turns Ratio</text:p>
          </table:table-cell>
          <table:table-cell office:value-type="string" calcext:value-type="string">
            <text:p>Secondary/Primar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Duty for CCM of operation</text:p>
          </table:table-cell>
          <table:table-cell office:value-type="string" calcext:value-type="string">
            <text:p>D_CCM</text:p>
          </table:table-cell>
          <table:table-cell table:style-name="ce10" table:formula="of:=1-[.H9]/[.H8]" office:value-type="float" office:value="0.970059880239521" calcext:value-type="float">
            <text:p>0.9700598802395</text:p>
          </table:table-cell>
          <table:table-cell table:style-name="ce10" table:formula="of:=1-[.I9]/[.I8]" office:value-type="float" office:value="0.970059880239521" calcext:value-type="float">
            <text:p>0.9700598802395</text:p>
          </table:table-cell>
          <table:table-cell table:style-name="ce10" table:formula="of:=[.J8]/([.J8]+[.J9]*[.J10])" office:value-type="float" office:value="0.869791666666667" calcext:value-type="float">
            <text:p>0.8697916666667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2">
          <table:table-cell table:number-columns-repeated="5"/>
          <table:table-cell office:value-type="string" calcext:value-type="string">
            <text:p>Nixie Load (Maximum Current)</text:p>
          </table:table-cell>
          <table:table-cell/>
          <table:table-cell table:number-columns-repeated="2" table:style-name="ce2" office:value-type="float" office:value="0.00309" calcext:value-type="float">
            <text:p>3.09E-03</text:p>
          </table:table-cell>
          <table:table-cell table:style-name="ce2" table:formula="of:=[.H12]" office:value-type="float" office:value="0.00309" calcext:value-type="float">
            <text:p>3.09E-03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Nixie tub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[.H13]" office:value-type="float" office:value="6" calcext:value-type="float">
            <text:p>6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I out (total</text:p>
          </table:table-cell>
          <table:table-cell office:value-type="string" calcext:value-type="string">
            <text:p>Iout max</text:p>
          </table:table-cell>
          <table:table-cell table:style-name="ce2" table:formula="of:=[.H12]*[.H13]" office:value-type="float" office:value="0.01854" calcext:value-type="float">
            <text:p>1.85E-02</text:p>
          </table:table-cell>
          <table:table-cell table:style-name="ce2" table:formula="of:=[.I12]*[.I13]" office:value-type="float" office:value="0.01854" calcext:value-type="float">
            <text:p>1.85E-02</text:p>
          </table:table-cell>
          <table:table-cell table:style-name="ce2" table:formula="of:=[.J12]*[.J13]" office:value-type="float" office:value="0.01854" calcext:value-type="float">
            <text:p>1.85E-02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Pout (per tube)</text:p>
          </table:table-cell>
          <table:table-cell/>
          <table:table-cell table:style-name="ce2" table:formula="of:=[.H12]*[.H8]" office:value-type="float" office:value="0.51603" calcext:value-type="float">
            <text:p>5.16E-01</text:p>
          </table:table-cell>
          <table:table-cell table:style-name="ce2" table:formula="of:=[.I12]*[.I8]" office:value-type="float" office:value="0.51603" calcext:value-type="float">
            <text:p>5.16E-01</text:p>
          </table:table-cell>
          <table:table-cell table:style-name="ce2" table:formula="of:=[.J12]*[.J8]" office:value-type="float" office:value="0.51603" calcext:value-type="float">
            <text:p>5.16E-01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Pout Max total</text:p>
          </table:table-cell>
          <table:table-cell/>
          <table:table-cell table:style-name="ce2" table:formula="of:=[.H15]*[.H13]" office:value-type="float" office:value="3.09618" calcext:value-type="float">
            <text:p>3.10E+00</text:p>
          </table:table-cell>
          <table:table-cell table:style-name="ce2" table:formula="of:=[.I15]*[.I13]" office:value-type="float" office:value="3.09618" calcext:value-type="float">
            <text:p>3.10E+00</text:p>
          </table:table-cell>
          <table:table-cell table:style-name="ce2" table:formula="of:=[.J15]*[.J13]" office:value-type="float" office:value="3.09618" calcext:value-type="float">
            <text:p>3.10E+0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Efficiency Estimated (see below for actual)</text:p>
          </table:table-cell>
          <table:table-cell/>
          <table:table-cell table:number-columns-repeated="3" table:style-name="ce10" office:value-type="float" office:value="0.73" calcext:value-type="float">
            <text:p>0.73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P in (at Pmax estimate)</text:p>
          </table:table-cell>
          <table:table-cell office:value-type="string" calcext:value-type="string">
            <text:p>Pin</text:p>
          </table:table-cell>
          <table:table-cell table:style-name="ce11" table:formula="of:=[.H16]/[.H17]" office:value-type="float" office:value="4.24134246575342" calcext:value-type="float">
            <text:p>4.241E+00</text:p>
          </table:table-cell>
          <table:table-cell table:style-name="ce11" table:formula="of:=[.I16]/[.I17]" office:value-type="float" office:value="4.24134246575342" calcext:value-type="float">
            <text:p>4.241E+00</text:p>
          </table:table-cell>
          <table:table-cell table:style-name="ce2" table:formula="of:=[.J16]/[.J17]" office:value-type="float" office:value="4.24134246575342" calcext:value-type="float">
            <text:p>4.24E+0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Iin_av @ Pmax</text:p>
          </table:table-cell>
          <table:table-cell/>
          <table:table-cell table:style-name="ce12" table:formula="of:=[.H18]/[.H9]" office:value-type="float" office:value="0.848268493150685" calcext:value-type="float">
            <text:p>0.848 </text:p>
          </table:table-cell>
          <table:table-cell table:style-name="ce12" table:formula="of:=[.I18]/[.I9]" office:value-type="float" office:value="0.848268493150685" calcext:value-type="float">
            <text:p>0.848 </text:p>
          </table:table-cell>
          <table:table-cell table:style-name="ce12" table:formula="of:=[.J18]/[.J9]" office:value-type="float" office:value="0.848268493150685" calcext:value-type="float">
            <text:p>0.848 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float" office:value="300000" calcext:value-type="float">
            <text:p>30000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Maximum Inductor for DCM (50% control range)</text:p>
          </table:table-cell>
          <table:table-cell table:style-name="ce5"/>
          <table:table-cell table:style-name="ce2" table:formula="of:=Vin^2/F/2/Vout/[.H16]*(Vout-Vin)/2" office:value-type="float" office:value="0.000048954471732078" calcext:value-type="float">
            <text:p>4.90E-05</text:p>
          </table:table-cell>
          <table:table-cell table:style-name="ce2" table:formula="of:=Vin^2/F/2/Vout/[.I16]*(Vout-Vin)/2" office:value-type="float" office:value="0.000048954471732078" calcext:value-type="float">
            <text:p>4.90E-05</text:p>
          </table:table-cell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Calculated 40% ripple Current</text:p>
          </table:table-cell>
          <table:table-cell/>
          <table:table-cell table:style-name="ce12" table:formula="of:=[.H19]*0.4" office:value-type="float" office:value="0.339307397260274" calcext:value-type="float">
            <text:p>0.339 </text:p>
          </table:table-cell>
          <table:table-cell table:style-name="ce12" table:formula="of:=[.I19]*0.4" office:value-type="float" office:value="0.339307397260274" calcext:value-type="float">
            <text:p>0.339 </text:p>
          </table:table-cell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CCM Inductance for 40% Iin ripple</text:p>
          </table:table-cell>
          <table:table-cell/>
          <table:table-cell table:style-name="ce2" table:number-columns-repeated="2"/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Chosen Primary Inductance (flyback)</text:p>
          </table:table-cell>
          <table:table-cell table:number-columns-repeated="3"/>
          <table:table-cell table:style-name="ce13" office:value-type="float" office:value="0.0000085" calcext:value-type="float">
            <text:p>8.50E-06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hosen Boost Inductor</text:p>
          </table:table-cell>
          <table:table-cell table:style-name="ce5" office:value-type="string" calcext:value-type="string">
            <text:p>L_DCM</text:p>
          </table:table-cell>
          <table:table-cell table:number-columns-repeated="2" table:style-name="ce13" office:value-type="float" office:value="0.000033" calcext:value-type="float">
            <text:p>3.30E-05</text:p>
          </table:table-cell>
          <table:table-cell table:style-name="ce27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Calculated DCM Duty Ratio</text:p>
          </table:table-cell>
          <table:table-cell table:style-name="ce5" office:value-type="string" calcext:value-type="string">
            <text:p>D_DCM</text:p>
          </table:table-cell>
          <table:table-cell table:style-name="ce14" table:formula="of:=SQRT(([.H18]+[.H49])/Vout*2*L_DCM*(Vout-Vin)/Vin^2*F)" office:value-type="float" office:value="0.68715873176356" calcext:value-type="float">
            <text:p>0.6871587317636</text:p>
          </table:table-cell>
          <table:table-cell table:style-name="ce14" table:formula="of:=SQRT(([.I18]+[.I49])/Vout*2*L_DCM*(Vout-Vin)/Vin^2*F)" office:value-type="float" office:value="0.68715873176356" calcext:value-type="float">
            <text:p>0.6871587317636</text:p>
          </table:table-cell>
          <table:table-cell table:style-name="ce14" table:formula="of:=SQRT(([.J14]*2*[.J24]*(Vout)/(Vin^2))*[.J20])" office:value-type="float" office:value="0.794745695175507" calcext:value-type="float">
            <text:p>0.7947456951755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Peak I ripple for chosen L, (at Pmax for DCM)</text:p>
          </table:table-cell>
          <table:table-cell table:style-name="ce5"/>
          <table:table-cell table:style-name="ce15" table:formula="of:=([.H9]/[.H25])*[.H26]*1/[.H20]" office:value-type="float" office:value="2.60287398395288" calcext:value-type="float">
            <text:p>2.60</text:p>
          </table:table-cell>
          <table:table-cell table:style-name="ce15" table:formula="of:=([.I9]/[.I25])*[.I26]*1/[.I20]" office:value-type="float" office:value="2.60287398395288" calcext:value-type="float">
            <text:p>2.60</text:p>
          </table:table-cell>
          <table:table-cell table:style-name="ce15" table:formula="of:=([.J9]/[.J24])*[.J26]*1/[.J20]" office:value-type="float" office:value="1.55832489250099" calcext:value-type="float">
            <text:p>1.56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MOSFET RMS CURRENT</text:p>
          </table:table-cell>
          <table:table-cell table:style-name="ce5"/>
          <table:table-cell table:style-name="ce15" table:formula="of:=Vin/L_DCM*D_DCM/F*SQRT(D_DCM/3)" office:value-type="float" office:value="1.24572175798861" calcext:value-type="float">
            <text:p>1.25</text:p>
          </table:table-cell>
          <table:table-cell table:style-name="ce15" table:formula="of:=Vin/L_DCM*D_DCM/F*SQRT(D_DCM/3)" office:value-type="float" office:value="1.24572175798861" calcext:value-type="float">
            <text:p>1.25</text:p>
          </table:table-cell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AVERAGE DIODE CURRENT</text:p>
          </table:table-cell>
          <table:table-cell table:style-name="ce5"/>
          <table:table-cell table:style-name="ce16" table:formula="of:=Vin^2*D_DCM^2/F/2/L_DCM/(Vout-Vin)" office:value-type="float" office:value="0.0276016602739726" calcext:value-type="float">
            <text:p>0.028</text:p>
          </table:table-cell>
          <table:table-cell table:style-name="ce16" table:formula="of:=Vin^2*D_DCM^2/F/2/L_DCM/(Vout-Vin)" office:value-type="float" office:value="0.0276016602739726" calcext:value-type="float">
            <text:p>0.028</text:p>
          </table:table-cell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table:number-columns-repeated="2"/>
          <table:table-cell table:style-name="ce15" table:number-columns-repeated="2"/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5" office:value-type="string" calcext:value-type="string">
            <text:p>Toff time (For ccm)</text:p>
          </table:table-cell>
          <table:table-cell table:style-name="ce5"/>
          <table:table-cell table:style-name="ce2" table:number-columns-repeated="2"/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ower FET Rdson</text:p>
          </table:table-cell>
          <table:table-cell office:value-type="string" calcext:value-type="string">
            <text:p>Rdson</text:p>
          </table:table-cell>
          <table:table-cell table:number-columns-repeated="3" office:value-type="float" office:value="0.12" calcext:value-type="float">
            <text:p>0.12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Power FET Qgs (0 to 5v) (Coulum)</text:p>
          </table:table-cell>
          <table:table-cell office:value-type="string" calcext:value-type="string">
            <text:p>Q</text:p>
          </table:table-cell>
          <table:table-cell table:number-columns-repeated="2" table:style-name="ce2" office:value-type="float" office:value="0.000000045" calcext:value-type="float">
            <text:p>4.50E-08</text:p>
          </table:table-cell>
          <table:table-cell table:style-name="ce2" office:value-type="float" office:value="0.000000015" calcext:value-type="float">
            <text:p>1.50E-08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Turn off time (Power FET)</text:p>
          </table:table-cell>
          <table:table-cell/>
          <table:table-cell table:number-columns-repeated="2" table:style-name="ce2" office:value-type="float" office:value="0.000000068" calcext:value-type="float">
            <text:p>6.80E-08</text:p>
          </table:table-cell>
          <table:table-cell table:style-name="ce2" office:value-type="float" office:value="0.000000000068" calcext:value-type="float">
            <text:p>6.80E-11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Ron_Inductor</text:p>
          </table:table-cell>
          <table:table-cell office:value-type="string" calcext:value-type="string">
            <text:p>Rind</text:p>
          </table:table-cell>
          <table:table-cell table:number-columns-repeated="2" office:value-type="float" office:value="0.075" calcext:value-type="float">
            <text:p>0.075</text:p>
          </table:table-cell>
          <table:table-cell office:value-type="float" office:value="0.324" calcext:value-type="float">
            <text:p>0.324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Rsense Resistor</text:p>
          </table:table-cell>
          <table:table-cell office:value-type="string" calcext:value-type="string">
            <text:p>Rsen</text:p>
          </table:table-cell>
          <table:table-cell table:number-columns-repeated="3" office:value-type="float" office:value="0.11" calcext:value-type="float">
            <text:p>0.11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Diode On Voltage</text:p>
          </table:table-cell>
          <table:table-cell office:value-type="string" calcext:value-type="string">
            <text:p>Vd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Diode reverse charge (Coulum)</text:p>
          </table:table-cell>
          <table:table-cell/>
          <table:table-cell table:number-columns-repeated="2" table:style-name="ce2" office:value-type="float" office:value="0.000000001" calcext:value-type="float">
            <text:p>1.00E-09</text:p>
          </table:table-cell>
          <table:table-cell table:style-name="ce2" table:formula="of:=[.H39]" office:value-type="float" office:value="0.000000001" calcext:value-type="float">
            <text:p>1.00E-09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Diode Reverse Leakage</text:p>
          </table:table-cell>
          <table:table-cell/>
          <table:table-cell table:number-columns-repeated="3" table:style-name="ce2" office:value-type="float" office:value="0.0001" calcext:value-type="float">
            <text:p>1.00E-04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Snubber Cap</text:p>
          </table:table-cell>
          <table:table-cell office:value-type="string" calcext:value-type="string">
            <text:p>Csnub</text:p>
          </table:table-cell>
          <table:table-cell table:number-columns-repeated="2" table:style-name="ce2" office:value-type="float" office:value="0.00000000066" calcext:value-type="float">
            <text:p>6.60E-10</text:p>
          </table:table-cell>
          <table:table-cell table:style-name="ce21" office:value-type="float" office:value="0.00000000066" calcext:value-type="float">
            <text:p>6.60E-01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flyback leakage current</text:p>
          </table:table-cell>
          <table:table-cell office:value-type="string" calcext:value-type="string">
            <text:p>Llkg</text:p>
          </table:table-cell>
          <table:table-cell table:number-columns-repeated="2"/>
          <table:table-cell table:style-name="ce21" office:value-type="float" office:value="0.0000004" calcext:value-type="float">
            <text:p>4.00E-007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Flyback turn ration</text:p>
          </table:table-cell>
          <table:table-cell table:number-columns-repeated="3"/>
          <table:table-cell table:style-name="ce21" office:value-type="float" office:value="5" calcext:value-type="float">
            <text:p>5.00E+00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Seconcary inductance</text:p>
          </table:table-cell>
          <table:table-cell table:number-columns-repeated="3"/>
          <table:table-cell table:style-name="ce21" table:formula="of:=[.J24]*[.J43]^2" office:value-type="float" office:value="0.0002125" calcext:value-type="float">
            <text:p>2.13E-004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Secondary Resistance</text:p>
          </table:table-cell>
          <table:table-cell table:number-columns-repeated="3"/>
          <table:table-cell table:style-name="ce21" table:formula="of:=0.324*5" office:value-type="float" office:value="1.62" calcext:value-type="float">
            <text:p>1.62E+00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FET Channel Current with snubber at turn off</text:p>
          </table:table-cell>
          <table:table-cell/>
          <table:table-cell table:number-columns-repeated="3" office:value-type="float" office:value="0.14" calcext:value-type="float">
            <text:p>0.14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office:value-type="string" calcext:value-type="string">
            <text:p>Rin – trace resistance</text:p>
          </table:table-cell>
          <table:table-cell/>
          <table:table-cell table:number-columns-repeated="3" office:value-type="float" office:value="0.03" calcext:value-type="float">
            <text:p>0.03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Recycled Power due to snubber</text:p>
          </table:table-cell>
          <table:table-cell/>
          <table:table-cell table:style-name="ce17" table:formula="of:=0.5*[.H8]^2*[.H41]*[.H20]" office:value-type="float" office:value="0.3681348" calcext:value-type="float">
            <text:p>0.3681</text:p>
          </table:table-cell>
          <table:table-cell table:style-name="ce17" table:formula="of:=0.5*[.I8]^2*[.I41]*[.I20]" office:value-type="float" office:value="0.3681348" calcext:value-type="float">
            <text:p>0.3681</text:p>
          </table:table-cell>
          <table:table-cell table:style-name="ce16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fet_conduction Loss</text:p>
          </table:table-cell>
          <table:table-cell table:style-name="ce8" office:value-type="string" calcext:value-type="string">
            <text:p>FET Conduction</text:p>
          </table:table-cell>
          <table:table-cell table:style-name="ce18" table:formula="of:=(Rdson)*((Vin^2)*(D_DCM^3)*((1/F)^2)/(L_DCM^2)/3)" office:value-type="float" office:value="0.186218723799147" calcext:value-type="float">
            <text:p>0.186</text:p>
          </table:table-cell>
          <table:table-cell table:style-name="ce23" table:formula="of:=(Rdson)*((Vin^2)*(D_DCM^3)*((1/F)^2)/(L_DCM^2)/3)" office:value-type="float" office:value="0.186218723799147" calcext:value-type="float">
            <text:p>0.1862 </text:p>
          </table:table-cell>
          <table:table-cell table:style-name="ce16" table:formula="of:=([.J33])*((Vin^2)*([.J26]^3)*((1/[.J20])^2)/([.J24]^2)/3)" office:value-type="float" office:value="0.0771976698506197" calcext:value-type="float">
            <text:p>0.077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r_sense_conduction_loss</text:p>
          </table:table-cell>
          <table:table-cell table:style-name="ce8" office:value-type="string" calcext:value-type="string">
            <text:p>Sense Resistor</text:p>
          </table:table-cell>
          <table:table-cell table:style-name="ce18" table:formula="of:=(Rsen)*((Vin^2)*(D_DCM^3)*((1/F)^2)/(L_DCM^2)/3)" office:value-type="float" office:value="0.170700496815885" calcext:value-type="float">
            <text:p>0.171</text:p>
          </table:table-cell>
          <table:table-cell table:style-name="ce23" table:formula="of:=(Rsen)*((Vin^2)*(D_DCM^3)*((1/F)^2)/(L_DCM^2)/3)" office:value-type="float" office:value="0.170700496815885" calcext:value-type="float">
            <text:p>0.1707 </text:p>
          </table:table-cell>
          <table:table-cell table:style-name="ce16" table:formula="of:=([.J37])*((Vin^2)*([.J26]^3)*((1/[.J20])^2)/([.J24]^2)/3)" office:value-type="float" office:value="0.0707645306964014" calcext:value-type="float">
            <text:p>0.071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FET gate loss</text:p>
          </table:table-cell>
          <table:table-cell table:style-name="ce8" office:value-type="string" calcext:value-type="string">
            <text:p>FET Gate</text:p>
          </table:table-cell>
          <table:table-cell table:style-name="ce18" table:formula="of:=Q*Vin*F" office:value-type="float" office:value="0.009" calcext:value-type="float">
            <text:p>0.009</text:p>
          </table:table-cell>
          <table:table-cell table:style-name="ce23" table:formula="of:=Q*Vin*F" office:value-type="float" office:value="0.009" calcext:value-type="float">
            <text:p>0.0090 </text:p>
          </table:table-cell>
          <table:table-cell table:style-name="ce23" table:formula="of:=Q*Vin*F" office:value-type="float" office:value="0.009" calcext:value-type="float">
            <text:p>0.0090 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Fet Turn Off Losses</text:p>
          </table:table-cell>
          <table:table-cell table:style-name="ce8" office:value-type="string" calcext:value-type="string">
            <text:p>FET Turn off</text:p>
          </table:table-cell>
          <table:table-cell table:style-name="ce18" table:formula="of:=[.H46]*0.5*[.H35]*Vout*F" office:value-type="float" office:value="0.0317968" calcext:value-type="float">
            <text:p>0.032</text:p>
          </table:table-cell>
          <table:table-cell table:style-name="ce24" table:formula="of:=[.I46]*0.5*[.I35]*Vout*F" office:value-type="float" office:value="0.0317968" calcext:value-type="float">
            <text:p>0.0318 </text:p>
          </table:table-cell>
          <table:table-cell table:style-name="ce24" table:formula="of:=[.J46]*0.5*[.J35]*Vout*F" office:value-type="float" office:value="0.0000317968" calcext:value-type="float">
            <text:p>0.0000 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Diode Reverse Leakage</text:p>
          </table:table-cell>
          <table:table-cell table:style-name="ce8" office:value-type="string" calcext:value-type="string">
            <text:p>Diode Leakage</text:p>
          </table:table-cell>
          <table:table-cell table:style-name="ce18" table:formula="of:=[.H40]*Vout*(1-[.H26])" office:value-type="float" office:value="0.00522444917954855" calcext:value-type="float">
            <text:p>0.005</text:p>
          </table:table-cell>
          <table:table-cell table:style-name="ce24" table:formula="of:=[.I40]*Vout*(1-[.I26])" office:value-type="float" office:value="0.00522444917954855" calcext:value-type="float">
            <text:p>0.0052 </text:p>
          </table:table-cell>
          <table:table-cell table:style-name="ce16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L _conduction</text:p>
          </table:table-cell>
          <table:table-cell table:style-name="ce8" office:value-type="string" calcext:value-type="string">
            <text:p>Inductor Conduction</text:p>
          </table:table-cell>
          <table:table-cell table:style-name="ce18" table:formula="of:=[.H50]*(1+Vin/(Vout-Vin))/(Rdson)*Rind" office:value-type="float" office:value="0.119978884546518" calcext:value-type="float">
            <text:p>0.120</text:p>
          </table:table-cell>
          <table:table-cell table:style-name="ce23" table:formula="of:=[.I50]*(1+Vin/(Vout-Vin))/(Rdson)*Rind" office:value-type="float" office:value="0.119978884546518" calcext:value-type="float">
            <text:p>0.1200 </text:p>
          </table:table-cell>
          <table:table-cell table:style-name="ce16" table:formula="of:=[.J51]/[.J37]*[.J36]" office:value-type="float" office:value="0.208433708596673" calcext:value-type="float">
            <text:p>0.208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3">
          <table:table-cell table:number-columns-repeated="5"/>
          <table:table-cell table:style-name="ce7" office:value-type="string" calcext:value-type="string">
            <text:p>P L _ Magnetic Loss (at F)</text:p>
          </table:table-cell>
          <table:table-cell table:style-name="ce8" office:value-type="string" calcext:value-type="string">
            <text:p>Inductor Magnetic</text:p>
          </table:table-cell>
          <table:table-cell table:style-name="ce18" office:value-type="float" office:value="0.58" calcext:value-type="float">
            <text:p>0.580</text:p>
          </table:table-cell>
          <table:table-cell table:style-name="ce23" office:value-type="float" office:value="0.34" calcext:value-type="float">
            <text:p>0.3400 </text:p>
          </table:table-cell>
          <table:table-cell table:style-name="ce16" office:value-type="float" office:value="0.58" calcext:value-type="float">
            <text:p>0.580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D reverse recovery</text:p>
          </table:table-cell>
          <table:table-cell table:style-name="ce8" office:value-type="string" calcext:value-type="string">
            <text:p>Diode Rev. Recovery</text:p>
          </table:table-cell>
          <table:table-cell table:style-name="ce18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<text:s/>- </text:p>
          </table:table-cell>
          <table:table-cell table:style-name="ce16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D conduction Loss</text:p>
          </table:table-cell>
          <table:table-cell table:style-name="ce8" office:value-type="string" calcext:value-type="string">
            <text:p>Diode Conduction</text:p>
          </table:table-cell>
          <table:table-cell table:style-name="ce18" table:formula="of:=Vin^2*D_DCM^2/2/L_DCM/(Vout-Vin)/F*Vdon" office:value-type="float" office:value="0.0276016602739726" calcext:value-type="float">
            <text:p>0.028</text:p>
          </table:table-cell>
          <table:table-cell table:style-name="ce23" table:formula="of:=Vin^2*D_DCM^2/2/L_DCM/(Vout-Vin)/F*Vdon" office:value-type="float" office:value="0.0276016602739726" calcext:value-type="float">
            <text:p>0.0276 </text:p>
          </table:table-cell>
          <table:table-cell table:style-name="ce23" table:formula="of:=Vin^2*D_DCM^2/2/L_DCM/(Vout-Vin)/F*Vdon" office:value-type="float" office:value="0.0276016602739726" calcext:value-type="float">
            <text:p>0.0276 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snubber</text:p>
          </table:table-cell>
          <table:table-cell table:style-name="ce8" office:value-type="string" calcext:value-type="string">
            <text:p>Snubber Dissapation</text:p>
          </table:table-cell>
          <table:table-cell table:style-name="ce18" office:value-type="float" office:value="0" calcext:value-type="float">
            <text:p>0.000</text:p>
          </table:table-cell>
          <table:table-cell table:style-name="ce23"/>
          <table:table-cell table:style-name="ce16" table:formula="of:=0.5*[.J42]*([.J10]/[.J24]*[.J26]*1/[.J20])^2*[.J20]" office:value-type="float" office:value="0.145702588235294" calcext:value-type="float">
            <text:p>0.146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Rin Trace Losses</text:p>
          </table:table-cell>
          <table:table-cell table:style-name="ce8" office:value-type="string" calcext:value-type="string">
            <text:p>Input Trace Resistance</text:p>
          </table:table-cell>
          <table:table-cell table:style-name="ce18" table:formula="of:=[.H47]*([.H18]/[.H9])^2" office:value-type="float" office:value="0.021586783094164" calcext:value-type="float">
            <text:p>0.022</text:p>
          </table:table-cell>
          <table:table-cell table:style-name="ce23" table:formula="of:=[.I47]*([.I18]/[.I9])^2" office:value-type="float" office:value="0.021586783094164" calcext:value-type="float">
            <text:p>0.0216 </text:p>
          </table:table-cell>
          <table:table-cell table:style-name="ce18" table:formula="of:=[.J47]*([.J18]/[.J9])^2" office:value-type="float" office:value="0.021586783094164" calcext:value-type="float">
            <text:p>0.022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5"/>
          <table:table-cell table:style-name="ce7" office:value-type="string" calcext:value-type="string">
            <text:p>P secondary conduction Flyback</text:p>
          </table:table-cell>
          <table:table-cell table:style-name="ce8" office:value-type="string" calcext:value-type="string">
            <text:p>Secondary Conduction</text:p>
          </table:table-cell>
          <table:table-cell table:style-name="ce18" office:value-type="float" office:value="0" calcext:value-type="float">
            <text:p>0.000</text:p>
          </table:table-cell>
          <table:table-cell table:style-name="ce23"/>
          <table:table-cell table:style-name="ce16" table:formula="of:=[.J55]/[.J43]" office:value-type="float" office:value="0.0416867417193346" calcext:value-type="float">
            <text:p>0.042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4">
          <table:table-cell table:number-columns-repeated="2"/>
          <table:table-cell table:style-name="ce2"/>
          <table:table-cell table:number-columns-repeated="2"/>
          <table:table-cell table:style-name="ce7" office:value-type="string" calcext:value-type="string">
            <text:p>Ptotal (Pmax)</text:p>
          </table:table-cell>
          <table:table-cell table:style-name="ce9" office:value-type="string" calcext:value-type="string">
            <text:p>Total</text:p>
          </table:table-cell>
          <table:table-cell table:style-name="ce19" table:formula="of:=SUM([.H50:.H61])" office:value-type="float" office:value="1.15210779770924" calcext:value-type="float">
            <text:p>1.152</text:p>
          </table:table-cell>
          <table:table-cell table:style-name="ce25" table:formula="of:=SUM([.I50:.I61])" office:value-type="float" office:value="0.912107797709235" calcext:value-type="float">
            <text:p>0.9121 </text:p>
          </table:table-cell>
          <table:table-cell table:style-name="ce25" table:formula="of:=SUM([.J50:.J61])" office:value-type="float" office:value="1.18200547926646" calcext:value-type="float">
            <text:p>1.1820 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5">
          <table:table-cell table:number-columns-repeated="5"/>
          <table:table-cell office:value-type="string" calcext:value-type="string">
            <text:p>Calc Eff</text:p>
          </table:table-cell>
          <table:table-cell/>
          <table:table-cell table:style-name="ce20" table:formula="of:=[.H16]/([.H16]+[.H62])" office:value-type="float" office:value="0.728806556295344" calcext:value-type="float">
            <text:p>0.7288065562953</text:p>
          </table:table-cell>
          <table:table-cell table:style-name="ce20" table:formula="of:=[.I16]/([.I16]+[.I62])" office:value-type="float" office:value="0.772444533990171" calcext:value-type="float">
            <text:p>0.7724445339902</text:p>
          </table:table-cell>
          <table:table-cell table:style-name="ce20" table:formula="of:=[.J16]/([.J16]+[.J62])" office:value-type="float" office:value="0.723713362827568" calcext:value-type="float">
            <text:p>0.7237133628276</text:p>
          </table:table-cell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7"/>
          <table:table-cell table:style-name="ce21" table:number-columns-repeated="2"/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2"/>
          <table:table-cell table:style-name="ce3"/>
          <table:table-cell table:style-name="ce4"/>
          <table:table-cell/>
          <table:table-cell table:style-name="ce7"/>
          <table:table-cell table:number-columns-repeated="4"/>
          <table:table-cell table:style-name="ce28"/>
          <table:table-cell table:number-columns-repeated="1012"/>
          <table:table-cell table:style-name="ce28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22" table:number-columns-repeated="2"/>
          <table:table-cell/>
          <table:table-cell table:style-name="ce28"/>
          <table:table-cell table:number-columns-repeated="1012"/>
          <table:table-cell table:style-name="ce28"/>
        </table:table-row>
        <table:table-row table:style-name="ro1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DCM_and_CCM_Loss_Analysis.$A$1" table:expression="#REF!"/>
          <table:named-expression table:name="Sheet_Title" table:base-cell-address="$DCM_and_CCM_Loss_Analysis.$A$1" table:expression="&quot;DCM_and_CCM_Loss_Analysis&quot;"/>
        </table:named-expressions>
      </table:table>
      <table:named-expressions>
        <table:named-range table:name="Csnub" table:base-cell-address="$DCM_and_CCM_Loss_Analysis.$A$1" table:cell-range-address="$DCM_and_CCM_Loss_Analysis.$H$41" table:range-usable-as="repeat-column repeat-row filter print-range"/>
        <table:named-range table:name="D" table:base-cell-address="$DCM_and_CCM_Loss_Analysis.$A$1" table:cell-range-address="$DCM_and_CCM_Loss_Analysis.$H$11" table:range-usable-as="repeat-column repeat-row filter print-range"/>
        <table:named-range table:name="D_DCM" table:base-cell-address="$DCM_and_CCM_Loss_Analysis.$A$1" table:cell-range-address="$DCM_and_CCM_Loss_Analysis.$H$26" table:range-usable-as="repeat-column repeat-row filter print-range"/>
        <table:named-range table:name="F" table:base-cell-address="$DCM_and_CCM_Loss_Analysis.$A$1" table:cell-range-address="$DCM_and_CCM_Loss_Analysis.$H$20" table:range-usable-as="repeat-column repeat-row filter print-range"/>
        <table:named-range table:name="L" table:base-cell-address="$DCM_and_CCM_Loss_Analysis.$A$1" table:cell-range-address="$DCM_and_CCM_Loss_Analysis.$H$25" table:range-usable-as="repeat-column repeat-row filter print-range"/>
        <table:named-range table:name="L_DCM" table:base-cell-address="$DCM_and_CCM_Loss_Analysis.$A$1" table:cell-range-address="$DCM_and_CCM_Loss_Analysis.$H$25" table:range-usable-as="repeat-column repeat-row filter print-range"/>
        <table:named-range table:name="Pin" table:base-cell-address="$DCM_and_CCM_Loss_Analysis.$A$1" table:cell-range-address="$DCM_and_CCM_Loss_Analysis.$K$18" table:range-usable-as="repeat-column repeat-row filter print-range"/>
        <table:named-range table:name="Q" table:base-cell-address="$DCM_and_CCM_Loss_Analysis.$A$1" table:cell-range-address="$DCM_and_CCM_Loss_Analysis.$H$34" table:range-usable-as="repeat-column repeat-row filter print-range"/>
        <table:named-range table:name="Rdson" table:base-cell-address="$DCM_and_CCM_Loss_Analysis.$A$1" table:cell-range-address="$DCM_and_CCM_Loss_Analysis.$H$33" table:range-usable-as="repeat-column repeat-row filter print-range"/>
        <table:named-range table:name="Rind" table:base-cell-address="$DCM_and_CCM_Loss_Analysis.$A$1" table:cell-range-address="$DCM_and_CCM_Loss_Analysis.$H$36" table:range-usable-as="repeat-column repeat-row filter print-range"/>
        <table:named-range table:name="Rsen" table:base-cell-address="$DCM_and_CCM_Loss_Analysis.$A$1" table:cell-range-address="$DCM_and_CCM_Loss_Analysis.$H$37" table:range-usable-as="repeat-column repeat-row filter print-range"/>
        <table:named-range table:name="Vdon" table:base-cell-address="$DCM_and_CCM_Loss_Analysis.$A$1" table:cell-range-address="$DCM_and_CCM_Loss_Analysis.$H$38" table:range-usable-as="repeat-column repeat-row filter print-range"/>
        <table:named-range table:name="Vin" table:base-cell-address="$DCM_and_CCM_Loss_Analysis.$A$1" table:cell-range-address="$DCM_and_CCM_Loss_Analysis.$H$9" table:range-usable-as="repeat-column repeat-row filter print-range"/>
        <table:named-range table:name="Vout" table:base-cell-address="$DCM_and_CCM_Loss_Analysis.$A$1" table:cell-range-address="$DCM_and_CCM_Loss_Analysis.$H$8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1"/>
      <number:text> </number:text>
    </number:number-style>
    <number:number-style style:name="N121">
      <number:text> (</number:text>
      <number:number number:decimal-places="0" number:min-integer-digits="1"/>
      <number:text>)</number:text>
    </number:number-style>
    <number:number-style style:name="N122">
      <number:text> -</number:text>
      <number:number number:decimal-places="0" number:min-integer-digits="0"/>
      <number:text> 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3" number:min-integer-digits="1" number:grouping="true"/>
      <number:text> </number:text>
    </number:number-style>
    <number:number-style style:name="N125">
      <number:text> (</number:text>
      <number:number number:decimal-places="3" number:min-integer-digits="1" number:grouping="true"/>
      <number:text>)</number:text>
    </number:number-style>
    <number:number-style style:name="N126P0" style:volatile="true">
      <number:number number:decimal-places="3" number:min-integer-digits="1" number:grouping="true"/>
      <number:text> </number:text>
    </number:number-style>
    <number:number-style style:name="N126P1" style:volatile="true">
      <number:text> (</number:text>
      <number:number number:decimal-places="3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number:min-integer-digits="1"/>
    </number:number-style>
    <number:number-style style:name="N128">
      <number:number number:decimal-places="4" number:min-integer-digits="1" number:grouping="true"/>
      <number:text> </number:text>
    </number:number-style>
    <number:number-style style:name="N129">
      <number:text> (</number:text>
      <number:number number:decimal-places="4" number:min-integer-digits="1" number:grouping="true"/>
      <number:text>)</number:text>
    </number:number-style>
    <number:number-style style:name="N130P0" style:volatile="true">
      <number:number number:decimal-places="4" number:min-integer-digits="1" number:grouping="true"/>
      <number:text> </number:text>
    </number:number-style>
    <number:number-style style:name="N130P1" style:volatile="true">
      <number:text> (</number:text>
      <number:number number:decimal-places="4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 -</number:text>
      <number:number number:decimal-places="0" number:min-integer-digits="2"/>
      <number:text> </number:text>
    </number:number-style>
    <number:number-style style:name="N132P0" style:volatile="true">
      <number:number number:decimal-places="4" number:min-integer-digits="1" number:grouping="true"/>
      <number:text> </number:text>
    </number:number-style>
    <number:number-style style:name="N132P1" style:volatile="true">
      <number:text> (</number:text>
      <number:number number:decimal-places="4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2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integer-digits="1" number:grouping="true"/>
      <number:text> </number:text>
    </number:number-style>
    <number:number-style style:name="N134">
      <number:text> (</number:text>
      <number:number number:decimal-places="2" number:min-integer-digits="1" number:grouping="true"/>
      <number:text>)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2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3" number:min-integer-digits="1" number:grouping="true"/>
    </number:number-style>
    <number:number-style style:name="N139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scale-to="100%" style:writing-mode="lr-tb" gnm:style-print="" style:print="charts drawings objects"/>
      <style:header-style>
        <style:header-footer-properties fo:min-height="0.3937in" fo:margin-left="0in" fo:margin-right="0in" fo:margin-bottom="0in" fo:border="none" fo:padding="0in" style:shadow="none"/>
      </style:header-style>
      <style:footer-style>
        <style:header-footer-properties fo:min-height="0.393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DCM_5f_and_5f_CCM_5f_Loss_5f_Analysis" style:display-name="DCM_and_CCM_Loss_Analysis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21:27:44.046439956</dc:date>
    <meta:creation-date>2017-07-21T19:13:10Z</meta:creation-date>
    <meta:editing-cycles>16</meta:editing-cycles>
    <meta:editing-duration>PT3H16M7S</meta:editing-duration>
    <meta:generator>LibreOffice/4.2.8.2$Linux_X86_64 LibreOffice_project/420m0$Build-2</meta:generator>
    <meta:initial-creator>Smith, Mark</meta:initial-creator>
    <meta:document-statistic meta:table-count="1" meta:cell-count="22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3" number:min-integer-digits="1" number:grouping="true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graphic-properties svg:stroke-width="0.035cm"/>
      <style:text-properties fo:font-family="Sans" fo:font-size="11pt" fo:font-weight="bold" style:font-size-asian="11pt" style:font-size-complex="11pt"/>
    </style:style>
    <style:style style:name="ch4" style:family="chart">
      <style:graphic-properties xmlns:gnm="http://www.gnumeric.org/odf-extension/1.0" gnm:font-stretch-pango="4" gnm:auto-font="false" draw:stroke="none" svg:stroke-width="0.035cm" draw:fill="none" draw:fill-color="#d9d9d9"/>
      <style:text-properties fo:font-family="Sans" fo:font-size="10pt" style:font-size-asian="10pt" style:font-size-complex="10pt"/>
    </style:style>
    <style:style style:name="ch5" style:family="chart">
      <style:chart-properties xmlns:gnm="http://www.gnumeric.org/odf-extension/1.0" chart:auto-position="true" chart:auto-size="true" gnm:default-separation="0.00%" gnm:interpolation-skip-invalid="false" gnm:vary-style-by-element="true"/>
    </style:style>
    <style:style style:name="ch6" style:family="chart" style:data-style-name="N0">
      <style:chart-properties chart:display-label="false" chart:logarithmic="false" chart:reverse-direction="tru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8">
      <style:chart-properties chart:display-label="true" chart:logarithmic="false" chart:reverse-direction="true" text:line-break="false" chart:link-data-style-to-source="true" chart:axis-position="start"/>
      <style:text-properties fo:font-size="10pt" style:font-size-asian="10pt" style:font-size-complex="10pt"/>
    </style:style>
    <style:style style:name="ch8" style:family="chart" style:data-style-name="N138">
      <style:chart-properties xmlns:gnm="http://www.gnumeric.org/odf-extension/1.0" chart:link-data-style-to-source="true" gnm:fill-type="y-origin"/>
      <style:graphic-properties xmlns:gnm="http://www.gnumeric.org/odf-extension/1.0" gnm:font-stretch-pango="4" gnm:auto-font="false" draw:stroke="none" svg:stroke-width="0.035cm" draw:fill-color="#004586"/>
      <style:text-properties fo:font-family="Sans" fo:font-size="10pt" style:font-size-asian="10pt" style:font-size-complex="10pt"/>
    </style:style>
    <style:style style:name="ch9" style:family="chart">
      <style:chart-properties chart:solid-type="cuboid"/>
      <style:graphic-properties xmlns:gnm="http://www.gnumeric.org/odf-extension/1.0" gnm:font-stretch-pango="4" gnm:auto-font="true" draw:stroke="solid" draw:fill-color="#004586"/>
    </style:style>
    <style:style style:name="ch10" style:family="chart">
      <style:chart-properties chart:solid-type="cuboid"/>
      <style:graphic-properties xmlns:gnm="http://www.gnumeric.org/odf-extension/1.0" gnm:font-stretch-pango="4" gnm:auto-font="true" draw:stroke="solid" draw:fill-color="#ff420e"/>
    </style:style>
    <style:style style:name="ch11" style:family="chart">
      <style:chart-properties chart:solid-type="cuboid"/>
      <style:graphic-properties xmlns:gnm="http://www.gnumeric.org/odf-extension/1.0" gnm:font-stretch-pango="4" gnm:auto-font="true" draw:stroke="solid" draw:fill-color="#ffd320"/>
    </style:style>
    <style:style style:name="ch12" style:family="chart">
      <style:chart-properties chart:solid-type="cuboid"/>
      <style:graphic-properties xmlns:gnm="http://www.gnumeric.org/odf-extension/1.0" gnm:font-stretch-pango="4" gnm:auto-font="true" draw:stroke="solid" draw:fill-color="#579d1c"/>
    </style:style>
    <style:style style:name="ch13" style:family="chart">
      <style:chart-properties chart:solid-type="cuboid"/>
      <style:graphic-properties xmlns:gnm="http://www.gnumeric.org/odf-extension/1.0" gnm:font-stretch-pango="4" gnm:auto-font="true" draw:stroke="solid" draw:fill-color="#7e0021"/>
    </style:style>
    <style:style style:name="ch14" style:family="chart">
      <style:chart-properties chart:solid-type="cuboid"/>
      <style:graphic-properties xmlns:gnm="http://www.gnumeric.org/odf-extension/1.0" gnm:font-stretch-pango="4" gnm:auto-font="true" draw:stroke="solid" draw:fill-color="#83caff"/>
    </style:style>
    <style:style style:name="ch15" style:family="chart">
      <style:chart-properties chart:solid-type="cuboid"/>
      <style:graphic-properties xmlns:gnm="http://www.gnumeric.org/odf-extension/1.0" gnm:font-stretch-pango="4" gnm:auto-font="true" draw:stroke="solid" draw:fill-color="#314004"/>
    </style:style>
    <style:style style:name="ch16" style:family="chart">
      <style:chart-properties chart:solid-type="cuboid"/>
      <style:graphic-properties xmlns:gnm="http://www.gnumeric.org/odf-extension/1.0" gnm:font-stretch-pango="4" gnm:auto-font="true" draw:stroke="solid" draw:fill-color="#aecf00"/>
    </style:style>
    <style:style style:name="ch17" style:family="chart">
      <style:chart-properties chart:solid-type="cuboid"/>
      <style:graphic-properties xmlns:gnm="http://www.gnumeric.org/odf-extension/1.0" gnm:font-stretch-pango="4" gnm:auto-font="true" draw:stroke="solid" draw:fill-color="#4b1f6f"/>
    </style:style>
    <style:style style:name="ch18" style:family="chart">
      <style:chart-properties chart:solid-type="cuboid"/>
      <style:graphic-properties xmlns:gnm="http://www.gnumeric.org/odf-extension/1.0" gnm:font-stretch-pango="4" gnm:auto-font="true" draw:stroke="solid" draw:fill-color="#ff950e"/>
    </style:style>
    <style:style style:name="ch19" style:family="chart">
      <style:chart-properties chart:solid-type="cuboid"/>
      <style:graphic-properties xmlns:gnm="http://www.gnumeric.org/odf-extension/1.0" gnm:font-stretch-pango="4" gnm:auto-font="true" draw:stroke="solid" draw:fill-color="#c5000b"/>
    </style:style>
    <style:style style:name="ch20" style:family="chart">
      <style:chart-properties chart:solid-type="cuboid"/>
      <style:graphic-properties xmlns:gnm="http://www.gnumeric.org/odf-extension/1.0" gnm:font-stretch-pango="4" gnm:auto-font="true" draw:stroke="solid" draw:fill-color="#0084d1"/>
    </style:style>
    <style:style style:name="ch21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19.898cm" svg:height="12.473cm" xlink:href=".." xlink:type="simple" chart:class="chart:ring" chart:style-name="ch1">
        <chart:title svg:x="6.938cm" svg:y="0.399cm" chart:style-name="ch2">
          <text:p>DCM Boost Itemized Power Loss</text:p>
        </chart:title>
        <chart:subtitle svg:x="6.553cm" svg:y="3.788cm" chart:style-name="ch3">
          <text:p>5v to 167v at Po = 3watts</text:p>
        </chart:subtitle>
        <chart:legend chart:legend-position="end" svg:x="16.068cm" svg:y="3.738cm" style:legend-expansion="high" chart:style-name="ch4"/>
        <chart:plot-area chart:style-name="ch5" table:cell-range-address="DCM_and_CCM_Loss_Analysis.G50:DCM_and_CCM_Loss_Analysis.H61" svg:x="0.397cm" svg:y="2.397cm" svg:width="17.926cm" svg:height="9.827cm">
          <chartooo:coordinate-region svg:x="4.447cm" svg:y="2.398cm" svg:width="9.826cm" svg:height="9.826cm"/>
          <chart:axis chart:dimension="x" chart:name="primary-x" chart:style-name="ch6"/>
          <chart:axis chart:dimension="y" chart:name="primary-y" chart:style-name="ch7"/>
          <chart:series chart:style-name="ch8" chart:values-cell-range-address="DCM_and_CCM_Loss_Analysis.H50:DCM_and_CCM_Loss_Analysis.H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218723799147">
                <text:p>0.186218723799147</text:p>
                <draw:g>
                  <svg:desc>DCM_and_CCM_Loss_Analysis.H50:DCM_and_CCM_Loss_Analysis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700496815885">
                <text:p>0.170700496815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7968">
                <text:p>0.0317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22444917954855">
                <text:p>0.00522444917954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978884546518">
                <text:p>0.11997888454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6016602739726">
                <text:p>0.0276016602739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6783094164">
                <text:p>0.021586783094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